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0634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0.8291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ta1" style:family="table" style:master-page-name="PageStyle_5f_Transformed_20_by_20_JSON-CSV.CO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6" style:family="table-cell" style:parent-style-name="Default">
      <style:table-cell-properties fo:padding="0.028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JSON-CSV.C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193" table:default-cell-style-name="Default"/>
        <table:table-column table:style-name="co7" table:number-columns-repeated="767" table:default-cell-style-name="Default"/>
        <table:table-row table:style-name="ro1"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Latitu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yleUrl</text:p>
          </table:table-cell>
          <table:table-cell table:style-name="ce6" office:value-type="string" calcext:value-type="string">
            <text:p>ExtendedData/Data/value</text:p>
          </table:table-cell>
          <table:table-cell table:style-name="ce6" office:value-type="string" calcext:value-type="string">
            <text:p>ExtendedData/Data/_name</text:p>
          </table:table-cell>
          <table:table-cell table:style-name="ce6" office:value-type="string" calcext:value-type="string">
            <text:p>Point/coordinates</text:p>
          </table:table-cell>
          <table:table-cell table:style-name="ce6" office:value-type="string" calcext:value-type="string">
            <text:p>_id</text:p>
          </table:table-cell>
          <table:table-cell table:style-name="ce6" office:value-type="string" calcext:value-type="string">
            <text:p>phoneNumber</text:p>
          </table:table-cell>
          <table:table-cell table:style-name="ce6" table:number-columns-repeated="53"/>
          <table:table-cell table:style-name="ce8" table:number-columns-repeated="960"/>
        </table:table-row>
        <table:table-row table:style-name="ro2">
          <table:table-cell table:formula="of:=LEFT([.I2];FIND(&quot;,&quot;;[.I2])-1)" office:value-type="string" office:string-value="28.9783589" calcext:value-type="string">
            <text:p>28.9783589</text:p>
          </table:table-cell>
          <table:table-cell table:formula="of:=LEFT(RIGHT([.I2];LEN([.I2])-FIND(&quot;,&quot;;[.I2]));FIND(&quot;,&quot;;RIGHT([.I2];LEN([.I2])-FIND(&quot;,&quot;;[.I2])))-1)" office:value-type="string" office:string-value="41.0082376" calcext:value-type="string">
            <text:p>41.0082376</text:p>
          </table:table-cell>
          <table:table-cell office:value-type="string" calcext:value-type="string">
            <text:p>İstanbul</text:p>
          </table:table-cell>
          <table:table-cell office:value-type="string" calcext:value-type="string">
            <text:p>The most populated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caa7040068086b:0xe1ccfe98bc01b0d0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caa7040068086b:0xe1ccfe98bc01b0d0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8.9783589,41.0082376,0</text:p>
          </table:table-cell>
          <table:table-cell table:style-name="ce3" office:value-type="string" calcext:value-type="string">
            <text:p>1.2.1</text:p>
          </table:table-cell>
          <table:table-cell table:number-columns-repeated="1014"/>
        </table:table-row>
        <table:table-row table:style-name="ro2">
          <table:table-cell table:formula="of:=LEFT([.I3];FIND(&quot;,&quot;;[.I3])-1)" office:value-type="string" office:string-value="32.8597419" calcext:value-type="string">
            <text:p>32.8597419</text:p>
          </table:table-cell>
          <table:table-cell table:formula="of:=LEFT(RIGHT([.I3];LEN([.I3])-FIND(&quot;,&quot;;[.I3]));FIND(&quot;,&quot;;RIGHT([.I3];LEN([.I3])-FIND(&quot;,&quot;;[.I3])))-1)" office:value-type="string" office:string-value="39.9333635" calcext:value-type="string">
            <text:p>39.9333635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The capital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d347d520732db1:0xbdc57b0c0842b8d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d347d520732db1:0xbdc57b0c0842b8d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2.8597419,39.9333635,0</text:p>
          </table:table-cell>
          <table:table-cell table:style-name="ce3" office:value-type="string" calcext:value-type="string">
            <text:p>1.3.1</text:p>
          </table:table-cell>
          <table:table-cell table:number-columns-repeated="1014"/>
        </table:table-row>
        <table:table-row table:style-name="ro2">
          <table:table-cell table:formula="of:=LEFT([.I4];FIND(&quot;,&quot;;[.I4])-1)" office:value-type="string" office:string-value="30.7133233" calcext:value-type="string">
            <text:p>30.7133233</text:p>
          </table:table-cell>
          <table:table-cell table:formula="of:=LEFT(RIGHT([.I4];LEN([.I4])-FIND(&quot;,&quot;;[.I4]));FIND(&quot;,&quot;;RIGHT([.I4];LEN([.I4])-FIND(&quot;,&quot;;[.I4])))-1)" office:value-type="string" office:string-value="36.8968908" calcext:value-type="string">
            <text:p>36.8968908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Touristic place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c39aaeddadadc1:0x95c69f73f9e32e33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c39aaeddadadc1:0x95c69f73f9e32e33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0.7133233,36.8968908,0</text:p>
          </table:table-cell>
          <table:table-cell table:style-name="ce3" office:value-type="string" calcext:value-type="string">
            <text:p>1.4.1</text:p>
          </table:table-cell>
          <table:table-cell table:number-columns-repeated="1014"/>
        </table:table-row>
        <table:table-row table:style-name="ro2">
          <table:table-cell table:formula="of:=LEFT([.I5];FIND(&quot;,&quot;;[.I5])-1)" office:value-type="string" office:string-value="27.142826" calcext:value-type="string">
            <text:p>27.142826</text:p>
          </table:table-cell>
          <table:table-cell table:formula="of:=LEFT(RIGHT([.I5];LEN([.I5])-FIND(&quot;,&quot;;[.I5]));FIND(&quot;,&quot;;RIGHT([.I5];LEN([.I5])-FIND(&quot;,&quot;;[.I5])))-1)" office:value-type="string" office:string-value="38.423734" calcext:value-type="string">
            <text:p>38.423734</text:p>
          </table:table-cell>
          <table:table-cell table:number-columns-repeated="2" office:value-type="string" calcext:value-type="string">
            <text:p>İzmir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bbd862a762cacd:0x628cbba1a59ce8fe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bbd862a762cacd:0x628cbba1a59ce8fe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7.142826,38.423734,0</text:p>
          </table:table-cell>
          <table:table-cell table:style-name="ce3" office:value-type="string" calcext:value-type="string">
            <text:p>1.5.1</text:p>
          </table:table-cell>
          <table:table-cell table:number-columns-repeated="1014"/>
        </table:table-row>
        <table:table-row table:style-name="ro2">
          <table:table-cell table:formula="of:=LEFT([.I6];FIND(&quot;,&quot;;[.I6])-1)" office:value-type="string" office:string-value="32.4931554" calcext:value-type="string">
            <text:p>32.4931554</text:p>
          </table:table-cell>
          <table:table-cell table:formula="of:=LEFT(RIGHT([.I6];LEN([.I6])-FIND(&quot;,&quot;;[.I6]));FIND(&quot;,&quot;;RIGHT([.I6];LEN([.I6])-FIND(&quot;,&quot;;[.I6])))-1)" office:value-type="string" office:string-value="37.8746429" calcext:value-type="string">
            <text:p>37.8746429</text:p>
          </table:table-cell>
          <table:table-cell table:number-columns-repeated="2" office:value-type="string" calcext:value-type="string">
            <text:p>Konya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d08568d615f745:0x240dd0fc08060967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d08568d615f745:0x240dd0fc08060967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2.4931554,37.8746429,0</text:p>
          </table:table-cell>
          <table:table-cell table:style-name="ce3" office:value-type="string" calcext:value-type="string">
            <text:p>1.6.1</text:p>
          </table:table-cell>
          <table:table-cell table:number-columns-repeated="1014"/>
        </table:table-row>
        <table:table-row table:style-name="ro2">
          <table:table-cell table:formula="of:=LEFT([.I7];FIND(&quot;,&quot;;[.I7])-1)" office:value-type="string" office:string-value="37.37811" calcext:value-type="string">
            <text:p>37.37811</text:p>
          </table:table-cell>
          <table:table-cell table:formula="of:=LEFT(RIGHT([.I7];LEN([.I7])-FIND(&quot;,&quot;;[.I7]));FIND(&quot;,&quot;;RIGHT([.I7];LEN([.I7])-FIND(&quot;,&quot;;[.I7])))-1)" office:value-type="string" office:string-value="37.065953" calcext:value-type="string">
            <text:p>37.065953</text:p>
          </table:table-cell>
          <table:table-cell table:number-columns-repeated="2" office:value-type="string" calcext:value-type="string">
            <text:p>Gaziantep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531e6b4f7f18c2f:0xc02e8b35116baad0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531e6b4f7f18c2f:0xc02e8b35116baad0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7.37811,37.065953,0</text:p>
          </table:table-cell>
          <table:table-cell table:style-name="ce3" office:value-type="string" calcext:value-type="string">
            <text:p>1.7.1</text:p>
          </table:table-cell>
          <table:table-cell table:number-columns-repeated="1014"/>
        </table:table-row>
        <table:table-row table:style-name="ro2">
          <table:table-cell table:formula="of:=LEFT([.I8];FIND(&quot;,&quot;;[.I8])-1)" office:value-type="string" office:string-value="29.0609636" calcext:value-type="string">
            <text:p>29.0609636</text:p>
          </table:table-cell>
          <table:table-cell table:formula="of:=LEFT(RIGHT([.I8];LEN([.I8])-FIND(&quot;,&quot;;[.I8]));FIND(&quot;,&quot;;RIGHT([.I8];LEN([.I8])-FIND(&quot;,&quot;;[.I8])))-1)" office:value-type="string" office:string-value="40.1885281" calcext:value-type="string">
            <text:p>40.1885281</text:p>
          </table:table-cell>
          <table:table-cell table:number-columns-repeated="2" office:value-type="string" calcext:value-type="string">
            <text:p>Bursa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ca1582d8d45695:0x61a00555fc973392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ca1582d8d45695:0x61a00555fc973392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9.0609636,40.1885281,0</text:p>
          </table:table-cell>
          <table:table-cell table:style-name="ce3" office:value-type="string" calcext:value-type="string">
            <text:p>1.8.1</text:p>
          </table:table-cell>
          <table:table-cell table:number-columns-repeated="1014"/>
        </table:table-row>
        <table:table-row table:style-name="ro2">
          <table:table-cell table:formula="of:=LEFT([.I9];FIND(&quot;,&quot;;[.I9])-1)" office:value-type="string" office:string-value="35.3308285" calcext:value-type="string">
            <text:p>35.3308285</text:p>
          </table:table-cell>
          <table:table-cell table:formula="of:=LEFT(RIGHT([.I9];LEN([.I9])-FIND(&quot;,&quot;;[.I9]));FIND(&quot;,&quot;;RIGHT([.I9];LEN([.I9])-FIND(&quot;,&quot;;[.I9])))-1)" office:value-type="string" office:string-value="36.9914194" calcext:value-type="string">
            <text:p>36.9914194</text:p>
          </table:table-cell>
          <table:table-cell office:value-type="string" calcext:value-type="string">
            <text:p>Adana</text:p>
          </table:table-cell>
          <table:table-cell office:value-type="string" calcext:value-type="string">
            <text:p>Reşatbey, Seyhan/Adana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5288f38a79c7193:0xd61674d8580bea06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5288f38a79c7193:0xd61674d8580bea06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5.3308285,36.9914194,0</text:p>
          </table:table-cell>
          <table:table-cell table:style-name="ce3" office:value-type="string" calcext:value-type="string">
            <text:p>1.9.1</text:p>
          </table:table-cell>
          <table:table-cell table:number-columns-repeated="1014"/>
        </table:table-row>
        <table:table-row table:style-name="ro2">
          <table:table-cell table:formula="of:=LEFT([.I10];FIND(&quot;,&quot;;[.I10])-1)" office:value-type="string" office:string-value="38.7955149" calcext:value-type="string">
            <text:p>38.7955149</text:p>
          </table:table-cell>
          <table:table-cell table:formula="of:=LEFT(RIGHT([.I10];LEN([.I10])-FIND(&quot;,&quot;;[.I10]));FIND(&quot;,&quot;;RIGHT([.I10];LEN([.I10])-FIND(&quot;,&quot;;[.I10])))-1)" office:value-type="string" office:string-value="37.1674039" calcext:value-type="string">
            <text:p>37.1674039</text:p>
          </table:table-cell>
          <table:table-cell table:number-columns-repeated="2" office:value-type="string" calcext:value-type="string">
            <text:p>Şanlıurfa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53471ebdc619091:0x8e788516b709466c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53471ebdc619091:0x8e788516b709466c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8.7955149,37.1674039,0</text:p>
          </table:table-cell>
          <table:table-cell table:style-name="ce3" office:value-type="string" calcext:value-type="string">
            <text:p>1.10.1</text:p>
          </table:table-cell>
          <table:table-cell table:number-columns-repeated="1014"/>
        </table:table-row>
        <table:table-row table:style-name="ro2">
          <table:table-cell table:formula="of:=LEFT([.I11];FIND(&quot;,&quot;;[.I11])-1)" office:value-type="string" office:string-value="30.5256311" calcext:value-type="string">
            <text:p>30.5256311</text:p>
          </table:table-cell>
          <table:table-cell table:formula="of:=LEFT(RIGHT([.I11];LEN([.I11])-FIND(&quot;,&quot;;[.I11]));FIND(&quot;,&quot;;RIGHT([.I11];LEN([.I11])-FIND(&quot;,&quot;;[.I11])))-1)" office:value-type="string" office:string-value="39.7667061" calcext:value-type="string">
            <text:p>39.7667061</text:p>
          </table:table-cell>
          <table:table-cell table:number-columns-repeated="2" office:value-type="string" calcext:value-type="string">
            <text:p>Eskişehir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cc3e08220c0e5f:0xbc89395938049a08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cc3e08220c0e5f:0xbc89395938049a08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0.5256311,39.7667061,0</text:p>
          </table:table-cell>
          <table:table-cell table:style-name="ce3" office:value-type="string" calcext:value-type="string">
            <text:p>1.11.1</text:p>
          </table:table-cell>
          <table:table-cell table:number-columns-repeated="1014"/>
        </table:table-row>
        <table:table-row table:style-name="ro2">
          <table:table-cell table:formula="of:=LEFT([.I12];FIND(&quot;,&quot;;[.I12])-1)" office:value-type="string" office:string-value="35.482597" calcext:value-type="string">
            <text:p>35.482597</text:p>
          </table:table-cell>
          <table:table-cell table:formula="of:=LEFT(RIGHT([.I12];LEN([.I12])-FIND(&quot;,&quot;;[.I12]));FIND(&quot;,&quot;;RIGHT([.I12];LEN([.I12])-FIND(&quot;,&quot;;[.I12])))-1)" office:value-type="string" office:string-value="38.720489" calcext:value-type="string">
            <text:p>38.720489</text:p>
          </table:table-cell>
          <table:table-cell table:number-columns-repeated="2" office:value-type="string" calcext:value-type="string">
            <text:p>Kayseri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52b0e1d3fa4a74f:0x84bd8c4d5a4c2da7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52b0e1d3fa4a74f:0x84bd8c4d5a4c2da7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5.482597,38.720489,0</text:p>
          </table:table-cell>
          <table:table-cell table:style-name="ce3" office:value-type="string" calcext:value-type="string">
            <text:p>1.12.1</text:p>
          </table:table-cell>
          <table:table-cell table:number-columns-repeated="1014"/>
        </table:table-row>
        <table:table-row table:style-name="ro2">
          <table:table-cell table:formula="of:=LEFT([.I13];FIND(&quot;,&quot;;[.I13])-1)" office:value-type="string" office:string-value="27.43054" calcext:value-type="string">
            <text:p>27.43054</text:p>
          </table:table-cell>
          <table:table-cell table:formula="of:=LEFT(RIGHT([.I13];LEN([.I13])-FIND(&quot;,&quot;;[.I13]));FIND(&quot;,&quot;;RIGHT([.I13];LEN([.I13])-FIND(&quot;,&quot;;[.I13])))-1)" office:value-type="string" office:string-value="37.034407" calcext:value-type="string">
            <text:p>37.034407</text:p>
          </table:table-cell>
          <table:table-cell office:value-type="string" calcext:value-type="string">
            <text:p>Bodrum</text:p>
          </table:table-cell>
          <table:table-cell office:value-type="string" calcext:value-type="string">
            <text:p>Bodrum/Muğla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be6c4faeb0d669:0x51a6e218f706590a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be6c4faeb0d669:0x51a6e218f706590a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7.43054,37.034407,0</text:p>
          </table:table-cell>
          <table:table-cell office:value-type="string" calcext:value-type="string">
            <text:p>1.13.1</text:p>
          </table:table-cell>
          <table:table-cell table:number-columns-repeated="1014"/>
        </table:table-row>
        <table:table-row table:style-name="ro2">
          <table:table-cell table:formula="of:=LEFT([.I14];FIND(&quot;,&quot;;[.I14])-1)" office:value-type="string" office:string-value="34.6414811" calcext:value-type="string">
            <text:p>34.6414811</text:p>
          </table:table-cell>
          <table:table-cell table:formula="of:=LEFT(RIGHT([.I14];LEN([.I14])-FIND(&quot;,&quot;;[.I14]));FIND(&quot;,&quot;;RIGHT([.I14];LEN([.I14])-FIND(&quot;,&quot;;[.I14])))-1)" office:value-type="string" office:string-value="36.8121041" calcext:value-type="string">
            <text:p>36.8121041</text:p>
          </table:table-cell>
          <table:table-cell office:value-type="string" calcext:value-type="string">
            <text:p>Mersin</text:p>
          </table:table-cell>
          <table:table-cell office:value-type="string" calcext:value-type="string">
            <text:p>Akdeniz/Mersin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527f4a4c0be6e9f:0x4dbef2b1f81e7d77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527f4a4c0be6e9f:0x4dbef2b1f81e7d77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4.6414811,36.8121041,0</text:p>
          </table:table-cell>
          <table:table-cell office:value-type="string" calcext:value-type="string">
            <text:p>1.14.1</text:p>
          </table:table-cell>
          <table:table-cell table:number-columns-repeated="1014"/>
        </table:table-row>
        <table:table-row table:style-name="ro2">
          <table:table-cell table:formula="of:=LEFT([.I15];FIND(&quot;,&quot;;[.I15])-1)" office:value-type="string" office:string-value="27.3677652" calcext:value-type="string">
            <text:p>27.3677652</text:p>
          </table:table-cell>
          <table:table-cell table:formula="of:=LEFT(RIGHT([.I15];LEN([.I15])-FIND(&quot;,&quot;;[.I15]));FIND(&quot;,&quot;;RIGHT([.I15];LEN([.I15])-FIND(&quot;,&quot;;[.I15])))-1)" office:value-type="string" office:string-value="37.9490262" calcext:value-type="string">
            <text:p>37.9490262</text:p>
          </table:table-cell>
          <table:table-cell office:value-type="string" calcext:value-type="string">
            <text:p>Ephesus Archaeological Museum</text:p>
          </table:table-cell>
          <table:table-cell office:value-type="string" calcext:value-type="string">
            <text:p>Atatürk Mah, Uğur Mumcu Sevgi Yolu No: 26, 35920 Selçuk/İzmir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bead49aab09aad:0x68960e46cc67902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https://www.google.com/earth/rpc/search#listing_N</text:p>
          </table:table-cell>
          <table:table-cell office:value-type="string" calcext:value-type="string">
            <text:p>https://www.google.com/earth/rpc/entity?lat=39.10609055&amp;lng=33.92676895&amp;fid=0x14bead49aab09aad:0x68960e46cc67902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7.3677652,37.9490262,0</text:p>
          </table:table-cell>
          <table:table-cell office:value-type="string" calcext:value-type="string">
            <text:p>1.15.1</text:p>
          </table:table-cell>
          <table:table-cell office:value-type="string" calcext:value-type="string">
            <text:p>(0232) 892 60 10</text:p>
          </table:table-cell>
          <table:table-cell table:number-columns-repeated="1013"/>
        </table:table-row>
        <table:table-row table:style-name="ro2">
          <table:table-cell table:formula="of:=LEFT([.I16];FIND(&quot;,&quot;;[.I16])-1)" office:value-type="string" office:string-value="39.7167633" calcext:value-type="string">
            <text:p>39.7167633</text:p>
          </table:table-cell>
          <table:table-cell table:formula="of:=LEFT(RIGHT([.I16];LEN([.I16])-FIND(&quot;,&quot;;[.I16]));FIND(&quot;,&quot;;RIGHT([.I16];LEN([.I16])-FIND(&quot;,&quot;;[.I16])))-1)" office:value-type="string" office:string-value="41.0026969" calcext:value-type="string">
            <text:p>41.0026969</text:p>
          </table:table-cell>
          <table:table-cell office:value-type="string" calcext:value-type="string">
            <text:p>Trabzon</text:p>
          </table:table-cell>
          <table:table-cell office:value-type="string" calcext:value-type="string">
            <text:p>Ortahisar/Trabzon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40643c066bf2ec89:0xc4390aca748c2b71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40643c066bf2ec89:0xc4390aca748c2b71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9.7167633,41.0026969,0</text:p>
          </table:table-cell>
          <table:table-cell office:value-type="string" calcext:value-type="string">
            <text:p>1.16.1</text:p>
          </table:table-cell>
          <table:table-cell table:number-columns-repeated="1014"/>
        </table:table-row>
        <table:table-row table:style-name="ro2">
          <table:table-cell table:formula="of:=LEFT([.I17];FIND(&quot;,&quot;;[.I17])-1)" office:value-type="string" office:string-value="29.126347" calcext:value-type="string">
            <text:p>29.126347</text:p>
          </table:table-cell>
          <table:table-cell table:formula="of:=LEFT(RIGHT([.I17];LEN([.I17])-FIND(&quot;,&quot;;[.I17]));FIND(&quot;,&quot;;RIGHT([.I17];LEN([.I17])-FIND(&quot;,&quot;;[.I17])))-1)" office:value-type="string" office:string-value="36.659246" calcext:value-type="string">
            <text:p>36.659246</text:p>
          </table:table-cell>
          <table:table-cell office:value-type="string" calcext:value-type="string">
            <text:p>Fethiye</text:p>
          </table:table-cell>
          <table:table-cell office:value-type="string" calcext:value-type="string">
            <text:p>Fethiye/Muğla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c0439b0db6b13b:0x87150704244f70d7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c0439b0db6b13b:0x87150704244f70d7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9.126347,36.659246,0</text:p>
          </table:table-cell>
          <table:table-cell office:value-type="string" calcext:value-type="string">
            <text:p>1.17.1</text:p>
          </table:table-cell>
          <table:table-cell table:number-columns-repeated="1014"/>
        </table:table-row>
        <table:table-row table:style-name="ro2">
          <table:table-cell table:formula="of:=LEFT([.I18];FIND(&quot;,&quot;;[.I18])-1)" office:value-type="string" office:string-value="26.5557145" calcext:value-type="string">
            <text:p>26.5557145</text:p>
          </table:table-cell>
          <table:table-cell table:formula="of:=LEFT(RIGHT([.I18];LEN([.I18])-FIND(&quot;,&quot;;[.I18]));FIND(&quot;,&quot;;RIGHT([.I18];LEN([.I18])-FIND(&quot;,&quot;;[.I18])))-1)" office:value-type="string" office:string-value="41.67712969999999" calcext:value-type="string">
            <text:p>41.67712969999999</text:p>
          </table:table-cell>
          <table:table-cell office:value-type="string" calcext:value-type="string">
            <text:p>Edirne</text:p>
          </table:table-cell>
          <table:table-cell office:value-type="string" calcext:value-type="string">
            <text:p>Edirne Merkez/Edirne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b32f77a26304e1:0xa0cfc0ca431c30bc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b32f77a26304e1:0xa0cfc0ca431c30bc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6.5557145,41.67712969999999,0</text:p>
          </table:table-cell>
          <table:table-cell office:value-type="string" calcext:value-type="string">
            <text:p>1.18.1</text:p>
          </table:table-cell>
          <table:table-cell table:number-columns-repeated="1014"/>
        </table:table-row>
        <table:table-row table:style-name="ro2">
          <table:table-cell table:formula="of:=LEFT([.I19];FIND(&quot;,&quot;;[.I19])-1)" office:value-type="string" office:string-value="29.9408089" calcext:value-type="string">
            <text:p>29.9408089</text:p>
          </table:table-cell>
          <table:table-cell table:formula="of:=LEFT(RIGHT([.I19];LEN([.I19])-FIND(&quot;,&quot;;[.I19]));FIND(&quot;,&quot;;RIGHT([.I19];LEN([.I19])-FIND(&quot;,&quot;;[.I19])))-1)" office:value-type="string" office:string-value="40.7654408" calcext:value-type="string">
            <text:p>40.7654408</text:p>
          </table:table-cell>
          <table:table-cell office:value-type="string" calcext:value-type="string">
            <text:p>İzmit</text:p>
          </table:table-cell>
          <table:table-cell office:value-type="string" calcext:value-type="string">
            <text:p>İzmit/Kocaeli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cb4f66644bfb9d:0x82690ee7586b7eb9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cb4f66644bfb9d:0x82690ee7586b7eb9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9.9408089,40.7654408,0</text:p>
          </table:table-cell>
          <table:table-cell office:value-type="string" calcext:value-type="string">
            <text:p>1.19.1</text:p>
          </table:table-cell>
          <table:table-cell table:number-columns-repeated="1014"/>
        </table:table-row>
        <table:table-row table:style-name="ro2">
          <table:table-cell table:formula="of:=LEFT([.I20];FIND(&quot;,&quot;;[.I20])-1)" office:value-type="string" office:string-value="36.3360667" calcext:value-type="string">
            <text:p>36.3360667</text:p>
          </table:table-cell>
          <table:table-cell table:formula="of:=LEFT(RIGHT([.I20];LEN([.I20])-FIND(&quot;,&quot;;[.I20]));FIND(&quot;,&quot;;RIGHT([.I20];LEN([.I20])-FIND(&quot;,&quot;;[.I20])))-1)" office:value-type="string" office:string-value="41.2797031" calcext:value-type="string">
            <text:p>41.2797031</text:p>
          </table:table-cell>
          <table:table-cell table:number-columns-repeated="2" office:value-type="string" calcext:value-type="string">
            <text:p>Samsun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408877e97607d663:0xb939cc265fdeb52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408877e97607d663:0xb939cc265fdeb52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6.3360667,41.2797031,0</text:p>
          </table:table-cell>
          <table:table-cell office:value-type="string" calcext:value-type="string">
            <text:p>1.20.1</text:p>
          </table:table-cell>
          <table:table-cell table:number-columns-repeated="1014"/>
        </table:table-row>
        <table:table-row table:style-name="ro2">
          <table:table-cell table:formula="of:=LEFT([.I21];FIND(&quot;,&quot;;[.I21])-1)" office:value-type="string" office:string-value="31.995408" calcext:value-type="string">
            <text:p>31.995408</text:p>
          </table:table-cell>
          <table:table-cell table:formula="of:=LEFT(RIGHT([.I21];LEN([.I21])-FIND(&quot;,&quot;;[.I21]));FIND(&quot;,&quot;;RIGHT([.I21];LEN([.I21])-FIND(&quot;,&quot;;[.I21])))-1)" office:value-type="string" office:string-value="36.544443" calcext:value-type="string">
            <text:p>36.544443</text:p>
          </table:table-cell>
          <table:table-cell office:value-type="string" calcext:value-type="string">
            <text:p>Alanya</text:p>
          </table:table-cell>
          <table:table-cell office:value-type="string" calcext:value-type="string">
            <text:p>Alanya/Antalya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dca27b822cd5fb:0xd160c1c8b3dc170b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dca27b822cd5fb:0xd160c1c8b3dc170b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1.995408,36.544443,0</text:p>
          </table:table-cell>
          <table:table-cell office:value-type="string" calcext:value-type="string">
            <text:p>1.21.1</text:p>
          </table:table-cell>
          <table:table-cell table:number-columns-repeated="1014"/>
        </table:table-row>
        <table:table-row table:style-name="ro2">
          <table:table-cell table:formula="of:=LEFT([.I22];FIND(&quot;,&quot;;[.I22])-1)" office:value-type="string" office:string-value="40.2109826" calcext:value-type="string">
            <text:p>40.2109826</text:p>
          </table:table-cell>
          <table:table-cell table:formula="of:=LEFT(RIGHT([.I22];LEN([.I22])-FIND(&quot;,&quot;;[.I22]));FIND(&quot;,&quot;;RIGHT([.I22];LEN([.I22])-FIND(&quot;,&quot;;[.I22])))-1)" office:value-type="string" office:string-value="37.9249733" calcext:value-type="string">
            <text:p>37.9249733</text:p>
          </table:table-cell>
          <table:table-cell table:number-columns-repeated="2" office:value-type="string" calcext:value-type="string">
            <text:p>Diyarbakır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40751fa80abac46b:0x53070c279310852c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40751fa80abac46b:0x53070c279310852c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40.2109826,37.9249733,0</text:p>
          </table:table-cell>
          <table:table-cell office:value-type="string" calcext:value-type="string">
            <text:p>1.22.1</text:p>
          </table:table-cell>
          <table:table-cell table:number-columns-repeated="1014"/>
        </table:table-row>
        <table:table-row table:style-name="ro2">
          <table:table-cell table:formula="of:=LEFT([.I23];FIND(&quot;,&quot;;[.I23])-1)" office:value-type="string" office:string-value="40.733951" calcext:value-type="string">
            <text:p>40.733951</text:p>
          </table:table-cell>
          <table:table-cell table:formula="of:=LEFT(RIGHT([.I23];LEN([.I23])-FIND(&quot;,&quot;;[.I23]));FIND(&quot;,&quot;;RIGHT([.I23];LEN([.I23])-FIND(&quot;,&quot;;[.I23])))-1)" office:value-type="string" office:string-value="37.312903" calcext:value-type="string">
            <text:p>37.312903</text:p>
          </table:table-cell>
          <table:table-cell office:value-type="string" calcext:value-type="string">
            <text:p>Mardin</text:p>
          </table:table-cell>
          <table:table-cell office:value-type="string" calcext:value-type="string">
            <text:p>Artuklu/Mardin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400a88c38aaf0afd:0x47df20fc47b0f841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400a88c38aaf0afd:0x47df20fc47b0f841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40.733951,37.312903,0</text:p>
          </table:table-cell>
          <table:table-cell office:value-type="string" calcext:value-type="string">
            <text:p>1.23.1</text:p>
          </table:table-cell>
          <table:table-cell table:number-columns-repeated="1014"/>
        </table:table-row>
        <table:table-row table:style-name="ro2">
          <table:table-cell table:formula="of:=LEFT([.I24];FIND(&quot;,&quot;;[.I24])-1)" office:value-type="string" office:string-value="35.837347" calcext:value-type="string">
            <text:p>35.837347</text:p>
          </table:table-cell>
          <table:table-cell table:formula="of:=LEFT(RIGHT([.I24];LEN([.I24])-FIND(&quot;,&quot;;[.I24]));FIND(&quot;,&quot;;RIGHT([.I24];LEN([.I24])-FIND(&quot;,&quot;;[.I24])))-1)" office:value-type="string" office:string-value="40.656455" calcext:value-type="string">
            <text:p>40.656455</text:p>
          </table:table-cell>
          <table:table-cell office:value-type="string" calcext:value-type="string">
            <text:p>Amasya</text:p>
          </table:table-cell>
          <table:table-cell office:value-type="string" calcext:value-type="string">
            <text:p>Amasya District/Amasya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40876e4f7cbd9773:0x1916fc24a6992dcf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40876e4f7cbd9773:0x1916fc24a6992dcf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5.837347,40.656455,0</text:p>
          </table:table-cell>
          <table:table-cell office:value-type="string" calcext:value-type="string">
            <text:p>1.24.1</text:p>
          </table:table-cell>
          <table:table-cell table:number-columns-repeated="1014"/>
        </table:table-row>
        <table:table-row table:style-name="ro2">
          <table:table-cell table:formula="of:=LEFT([.I25];FIND(&quot;,&quot;;[.I25])-1)" office:value-type="string" office:string-value="41.2658236" calcext:value-type="string">
            <text:p>41.2658236</text:p>
          </table:table-cell>
          <table:table-cell table:formula="of:=LEFT(RIGHT([.I25];LEN([.I25])-FIND(&quot;,&quot;;[.I25]));FIND(&quot;,&quot;;RIGHT([.I25];LEN([.I25])-FIND(&quot;,&quot;;[.I25])))-1)" office:value-type="string" office:string-value="39.9054993" calcext:value-type="string">
            <text:p>39.9054993</text:p>
          </table:table-cell>
          <table:table-cell table:number-columns-repeated="2" office:value-type="string" calcext:value-type="string">
            <text:p>Erzurum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406e5f28a5eb94f1:0x10e3fd56abbfb86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406e5f28a5eb94f1:0x10e3fd56abbfb86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41.2658236,39.9054993,0</text:p>
          </table:table-cell>
          <table:table-cell office:value-type="string" calcext:value-type="string">
            <text:p>1.25.1</text:p>
          </table:table-cell>
          <table:table-cell table:number-columns-repeated="1014"/>
        </table:table-row>
        <table:table-row table:style-name="ro2">
          <table:table-cell table:formula="of:=LEFT([.I26];FIND(&quot;,&quot;;[.I26])-1)" office:value-type="string" office:string-value="36.9228223" calcext:value-type="string">
            <text:p>36.9228223</text:p>
          </table:table-cell>
          <table:table-cell table:formula="of:=LEFT(RIGHT([.I26];LEN([.I26])-FIND(&quot;,&quot;;[.I26]));FIND(&quot;,&quot;;RIGHT([.I26];LEN([.I26])-FIND(&quot;,&quot;;[.I26])))-1)" office:value-type="string" office:string-value="37.5752755" calcext:value-type="string">
            <text:p>37.5752755</text:p>
          </table:table-cell>
          <table:table-cell table:number-columns-repeated="2" office:value-type="string" calcext:value-type="string">
            <text:p>Kahramanmaraş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52dddbc3d7a1a47:0x8e9bdcea1291516f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52dddbc3d7a1a47:0x8e9bdcea1291516f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6.9228223,37.5752755,0</text:p>
          </table:table-cell>
          <table:table-cell office:value-type="string" calcext:value-type="string">
            <text:p>1.26.1</text:p>
          </table:table-cell>
          <table:table-cell table:number-columns-repeated="1014"/>
        </table:table-row>
        <table:table-row table:style-name="ro2">
          <table:table-cell table:formula="of:=LEFT([.I27];FIND(&quot;,&quot;;[.I27])-1)" office:value-type="string" office:string-value="29.0963328" calcext:value-type="string">
            <text:p>29.0963328</text:p>
          </table:table-cell>
          <table:table-cell table:formula="of:=LEFT(RIGHT([.I27];LEN([.I27])-FIND(&quot;,&quot;;[.I27]));FIND(&quot;,&quot;;RIGHT([.I27];LEN([.I27])-FIND(&quot;,&quot;;[.I27])))-1)" office:value-type="string" office:string-value="37.7830159" calcext:value-type="string">
            <text:p>37.7830159</text:p>
          </table:table-cell>
          <table:table-cell office:value-type="string" calcext:value-type="string">
            <text:p>Denizli</text:p>
          </table:table-cell>
          <table:table-cell office:value-type="string" calcext:value-type="string">
            <text:p>Kumkısık, Denizli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14c73fb1353a6a69:0x2e3363fee62068ae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14c73fb1353a6a69:0x2e3363fee62068ae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29.0963328,37.7830159,0</text:p>
          </table:table-cell>
          <table:table-cell office:value-type="string" calcext:value-type="string">
            <text:p>1.27.1</text:p>
          </table:table-cell>
          <table:table-cell table:number-columns-repeated="1014"/>
        </table:table-row>
        <table:table-row table:style-name="ro2">
          <table:table-cell table:formula="of:=LEFT([.I28];FIND(&quot;,&quot;;[.I28])-1)" office:value-type="string" office:string-value="31.78938" calcext:value-type="string">
            <text:p>31.78938</text:p>
          </table:table-cell>
          <table:table-cell table:formula="of:=LEFT(RIGHT([.I28];LEN([.I28])-FIND(&quot;,&quot;;[.I28]));FIND(&quot;,&quot;;RIGHT([.I28];LEN([.I28])-FIND(&quot;,&quot;;[.I28])))-1)" office:value-type="string" office:string-value="41.45352099999999" calcext:value-type="string">
            <text:p>41.45352099999999</text:p>
          </table:table-cell>
          <table:table-cell office:value-type="string" calcext:value-type="string">
            <text:p>Zonguldak</text:p>
          </table:table-cell>
          <table:table-cell office:value-type="string" calcext:value-type="string">
            <text:p>Zonguldak Merkez/Zonguldak</text:p>
          </table:table-cell>
          <table:table-cell office:value-type="string" calcext:value-type="string">
            <text:p>&lt;!DOCTYPE html&gt;&lt;html&gt;&lt;head&gt;&lt;/head&gt;&lt;body&gt;&lt;script type="text/javascript"&gt;window.location.href="https://www.google.com/earth/rpc/entity?lat=39.10609055&amp;lng=33.92676895&amp;fid=0x409c7c43e91296e7:0x24080dea6d843794&amp;hl=en&amp;gl=tr&amp;client=earth-client&amp;cv=7.3.3.7786&amp;useragent=GoogleEarth/7.3.3.7786(X11;Linux (5.4.0.0);en;kml:2.2;client:Pro;type:default)";&lt;/script&gt;&lt;/body&gt;&lt;/html&gt;</text:p>
          </table:table-cell>
          <table:table-cell office:value-type="string" calcext:value-type="string">
            <text:p>#geocode</text:p>
          </table:table-cell>
          <table:table-cell office:value-type="string" calcext:value-type="string">
            <text:p>https://www.google.com/earth/rpc/entity?lat=39.10609055&amp;lng=33.92676895&amp;fid=0x409c7c43e91296e7:0x24080dea6d843794&amp;hl=en&amp;gl=tr&amp;client=earth-client&amp;cv=7.3.3.7786&amp;useragent=GoogleEarth/7.3.3.7786(X11;Linux (5.4.0.0);en;kml:2.2;client:Pro;type:default)</text:p>
          </table:table-cell>
          <table:table-cell office:value-type="string" calcext:value-type="string">
            <text:p>placepageUri</text:p>
          </table:table-cell>
          <table:table-cell office:value-type="string" calcext:value-type="string">
            <text:p>31.78938,41.45352099999999,0</text:p>
          </table:table-cell>
          <table:table-cell office:value-type="string" calcext:value-type="string">
            <text:p>1.28.1</text:p>
          </table:table-cell>
          <table:table-cell table:number-columns-repeated="101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5:37:47.25664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sformed_20_by_20_JSON-CSV.CO" style:display-name="PageStyle_Transformed by JSON-CSV.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03:47</meta:creation-date>
    <dc:creator>Hüseyin Karamelikli</dc:creator>
    <dc:date>2021-04-20T15:40:25.583093053</dc:date>
    <meta:editing-cycles>4</meta:editing-cycles>
    <meta:editing-duration>PT13M56S</meta:editing-duration>
    <meta:generator>LibreOffice/6.4.6.2$Linux_X86_64 LibreOffice_project/40$Build-2</meta:generator>
    <meta:document-statistic meta:table-count="1" meta:cell-count="2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